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6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1" style:family="paragraph" style:parent-style-name="Text_20_body" style:list-style-name="L4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3" style:family="paragraph" style:parent-style-name="Text_20_body" style:list-style-name="L4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7">
      <style:paragraph-properties fo:margin-left="0.212cm" fo:margin-right="0cm" fo:margin-top="0.423cm" fo:margin-bottom="0.423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18" style:family="paragraph" style:parent-style-name="Preformatted_20_Text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Menlo" fo:font-size="9.75pt" fo:letter-spacing="normal" fo:font-style="normal" fo:font-weight="normal"/>
    </style:style>
    <style:style style:name="P19" style:family="paragraph" style:parent-style-name="Text_20_body" style:list-style-name="L7">
      <style:paragraph-properties fo:margin-left="0.212cm" fo:margin-right="0cm" fo:margin-top="0.159cm" fo:margin-bottom="0.247cm" style:contextual-spacing="false" style:line-height-at-least="0.476cm" fo:orphans="2" fo:widows="2" fo:text-indent="0cm" style:auto-text-indent="false" fo:padding="0cm" fo:border="non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cm" loext:border="none"/>
    </style:style>
    <style:style style:name="P20" style:family="paragraph" style:parent-style-name="Text_20_body" style:list-style-name="L7">
      <style:paragraph-properties fo:margin-left="0cm" fo:margin-right="0cm" fo:margin-top="0.212cm" fo:margin-bottom="0cm" style:contextual-spacing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.423cm" fo:margin-bottom="0cm" style:contextual-spacing="false" style:line-height-at-least="0.582cm" fo:orphans="2" fo:widows="2" fo:text-indent="0cm" style:auto-text-indent="false"/>
    </style:style>
    <style:style style:name="T1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Управление образами (Images)</text:h>
      <text:p text:style-name="P2">Образ — это шаблон, из которого создаются контейнеры.</text:p>
      <text:list text:style-name="L1">
        <text:list-item>
          <text:p text:style-name="P3"><text:span text:style-name="Strong_20_Emphasis"><text:span text:style-name="Source_20_Text"><text:span text:style-name="T1">docker images</text:span></text:span></text:span><text:span text:style-name="T2"> или </text:span><text:span text:style-name="Strong_20_Emphasis"><text:span text:style-name="Source_20_Text"><text:span text:style-name="T1">docker image ls</text:span></text:span></text:span><text:span text:style-name="T2"><text:line-break/>Показывает список всех образов на вашем компьютере.</text:span></text:p>
        </text:list-item>
        <text:list-item>
          <text:p text:style-name="P4"><text:span text:style-name="Strong_20_Emphasis"><text:span text:style-name="Source_20_Text"><text:span text:style-name="T1">docker pull &lt;имя_образа&gt;:&lt;тег&gt;</text:span></text:span></text:span><text:span text:style-name="T2"><text:line-break/>Скачивает образ из реестра (например, Docker Hub) на ваш компьютер. Тег по умолчанию — </text:span><text:span text:style-name="Source_20_Text"><text:span text:style-name="T1">latest</text:span></text:span><text:span text:style-name="T2">.</text:span></text:p>
          <text:list>
            <text:list-item>
              <text:p text:style-name="P3"><text:span text:style-name="T2">Пример: </text:span><text:span text:style-name="Source_20_Text"><text:span text:style-name="T1">docker pull nginx:alpine</text:span></text:span></text:p>
            </text:list-item>
          </text:list>
        </text:list-item>
        <text:list-item>
          <text:p text:style-name="P4"><text:span text:style-name="Strong_20_Emphasis"><text:span text:style-name="Source_20_Text"><text:span text:style-name="T1">docker build -t &lt;имя-вашего-образа&gt; &lt;путь&gt;</text:span></text:span></text:span><text:span text:style-name="T2"><text:line-break/>Собирает образ из Dockerfile. Флаг </text:span><text:span text:style-name="Source_20_Text"><text:span text:style-name="T1">-t</text:span></text:span><text:span text:style-name="T2"> задает имя и тег.</text:span></text:p>
          <text:list>
            <text:list-item>
              <text:p text:style-name="P3"><text:span text:style-name="T2">Пример: </text:span><text:span text:style-name="Source_20_Text"><text:span text:style-name="T1">docker build -t my-app:1.0 .</text:span></text:span><text:span text:style-name="T2"> (точка в конце означает текущую директорию)</text:span></text:p>
            </text:list-item>
          </text:list>
        </text:list-item>
        <text:list-item>
          <text:p text:style-name="P4"><text:span text:style-name="Strong_20_Emphasis"><text:span text:style-name="Source_20_Text"><text:span text:style-name="T1">docker rmi &lt;id_образа&gt;</text:span></text:span></text:span><text:span text:style-name="T2"> или </text:span><text:span text:style-name="Strong_20_Emphasis"><text:span text:style-name="Source_20_Text"><text:span text:style-name="T1">docker image rm &lt;id_образа&gt;</text:span></text:span></text:span><text:span text:style-name="T2"><text:line-break/>Удаляет указанный образ с вашего компьютера.</text:span></text:p>
          <text:list>
            <text:list-item>
              <text:p text:style-name="P3"><text:span text:style-name="T2">Пример: </text:span><text:span text:style-name="Source_20_Text"><text:span text:style-name="T1">docker rmi a5eb5</text:span></text:span><text:span text:style-name="T2"> (достаточно указать первые несколько символов ID)</text:span></text:p>
            </text:list-item>
          </text:list>
        </text:list-item>
        <text:list-item>
          <text:p text:style-name="P3"><text:span text:style-name="Strong_20_Emphasis"><text:span text:style-name="Source_20_Text"><text:span text:style-name="T1">docker image prune</text:span></text:span></text:span><text:span text:style-name="T2"><text:line-break/>Удаляет все "висячие" образы (dangling images), которые не имеют имени и не используются.</text:span></text:p>
        </text:list-item>
      </text:list>
      <text:h text:style-name="P5" text:outline-level="3">2. Управление контейнерами (Containers)</text:h>
      <text:p text:style-name="P2">Контейнер — это запущенный экземпляр образа.</text:p>
      <text:list text:style-name="L2">
        <text:list-item>
          <text:p text:style-name="P6"><text:span text:style-name="Strong_20_Emphasis"><text:span text:style-name="Source_20_Text"><text:span text:style-name="T1">docker run [опции] &lt;имя_образа&gt;</text:span></text:span></text:span><text:span text:style-name="T2"><text:line-break/></text:span><text:span text:style-name="Strong_20_Emphasis"><text:span text:style-name="T3">Самая важная команда.</text:span></text:span><text:span text:style-name="T2"> Запускает новый контейнер из образа.</text:span></text:p>
          <text:list>
            <text:list-item>
              <text:p text:style-name="P7">Основные опции:</text:p>
              <text:list>
                <text:list-item>
                  <text:p text:style-name="P8"><text:span text:style-name="Source_20_Text"><text:span text:style-name="T1">-d</text:span></text:span><text:span text:style-name="T2">: Запустить контейнер в фоновом режиме (detached mode).</text:span></text:p>
                </text:list-item>
                <text:list-item>
                  <text:p text:style-name="P8"><text:span text:style-name="Source_20_Text"><text:span text:style-name="T1">--name &lt;имя&gt;</text:span></text:span><text:span text:style-name="T2">: Дать контейнеру понятное имя вместо автоматически сгенерированного.</text:span></text:p>
                </text:list-item>
                <text:list-item>
                  <text:p text:style-name="P8"><text:span text:style-name="Source_20_Text"><text:span text:style-name="T1">-p &lt;хост_порт&gt;:&lt;контейнер_порт&gt;</text:span></text:span><text:span text:style-name="T2">: Пробросить порт из контейнера на хост.</text:span></text:p>
                </text:list-item>
                <text:list-item>
                  <text:p text:style-name="P8"><text:span text:style-name="Source_20_Text"><text:span text:style-name="T1">-v &lt;хост_папка&gt;:&lt;контейнер_папка&gt;</text:span></text:span><text:span text:style-name="T2">: Пробросить том (папку) для хранения данных.</text:span></text:p>
                </text:list-item>
                <text:list-item>
                  <text:p text:style-name="P8"><text:span text:style-name="Source_20_Text"><text:span text:style-name="T1">-it</text:span></text:span><text:span text:style-name="T2">: Запустить контейнер в интерактивном режиме с терминалом (обычно используется с </text:span><text:span text:style-name="Source_20_Text"><text:span text:style-name="T1">/bin/bash</text:span></text:span><text:span text:style-name="T2">).</text:span></text:p>
                </text:list-item>
                <text:list-item>
                  <text:p text:style-name="P8"><text:span text:style-name="Source_20_Text"><text:span text:style-name="T1">--rm</text:span></text:span><text:span text:style-name="T2">: Автоматически удалить контейнер после его остановки.</text:span></text:p>
                </text:list-item>
              </text:list>
            </text:list-item>
            <text:list-item>
              <text:p text:style-name="P7">Примеры:</text:p>
              <text:list>
                <text:list-item>
                  <text:p text:style-name="P8"><text:span text:style-name="Source_20_Text"><text:span text:style-name="T1">docker run -d --name my-nginx -p 8080:80 nginx</text:span></text:span><text:span text:style-name="T2"> (запуск Nginx в фоне)</text:span></text:p>
                </text:list-item>
                <text:list-item>
                  <text:p text:style-name="P8"><text:soft-page-break/><text:span text:style-name="Source_20_Text"><text:span text:style-name="T1">docker run -it --rm ubuntu /bin/bash</text:span></text:span><text:span text:style-name="T2"> (запуск временного Ubuntu контейнера для отладки)</text:span></text:p>
                </text:list-item>
              </text:list>
            </text:list-item>
          </text:list>
        </text:list-item>
        <text:list-item>
          <text:p text:style-name="P8"><text:span text:style-name="Strong_20_Emphasis"><text:span text:style-name="Source_20_Text"><text:span text:style-name="T1">docker ps</text:span></text:span></text:span><text:span text:style-name="T2"><text:line-break/>Показывает список </text:span><text:span text:style-name="Strong_20_Emphasis"><text:span text:style-name="T3">запущенных</text:span></text:span><text:span text:style-name="T2"> контейнеров.</text:span></text:p>
        </text:list-item>
        <text:list-item>
          <text:p text:style-name="P8"><text:span text:style-name="Strong_20_Emphasis"><text:span text:style-name="Source_20_Text"><text:span text:style-name="T1">docker ps -a</text:span></text:span></text:span><text:span text:style-name="T2"><text:line-break/>Показывает список </text:span><text:span text:style-name="Strong_20_Emphasis"><text:span text:style-name="T3">всех</text:span></text:span><text:span text:style-name="T2"> контейнеров (включая остановленные).</text:span></text:p>
        </text:list-item>
        <text:list-item>
          <text:p text:style-name="P8"><text:span text:style-name="Strong_20_Emphasis"><text:span text:style-name="Source_20_Text"><text:span text:style-name="T1">docker start &lt;имя_или_id_контейнера&gt;</text:span></text:span></text:span><text:span text:style-name="T2"><text:line-break/>Запускает остановленный контейнер.</text:span></text:p>
        </text:list-item>
        <text:list-item>
          <text:p text:style-name="P8"><text:span text:style-name="Strong_20_Emphasis"><text:span text:style-name="Source_20_Text"><text:span text:style-name="T1">docker stop &lt;имя_или_id_контейнера&gt;</text:span></text:span></text:span><text:span text:style-name="T2"><text:line-break/>Останавливает работающий контейнер (корректно завершая процессы).</text:span></text:p>
        </text:list-item>
        <text:list-item>
          <text:p text:style-name="P8"><text:span text:style-name="Strong_20_Emphasis"><text:span text:style-name="Source_20_Text"><text:span text:style-name="T1">docker restart &lt;имя_или_id_контейнера&gt;</text:span></text:span></text:span><text:span text:style-name="T2"><text:line-break/>Перезапускает контейнер.</text:span></text:p>
        </text:list-item>
        <text:list-item>
          <text:p text:style-name="P6"><text:span text:style-name="Strong_20_Emphasis"><text:span text:style-name="Source_20_Text"><text:span text:style-name="T1">docker rm &lt;имя_или_id_контейнера&gt;</text:span></text:span></text:span><text:span text:style-name="T2"><text:line-break/>Удаляет остановленный контейнер.</text:span></text:p>
          <text:list>
            <text:list-item>
              <text:p text:style-name="P8"><text:span text:style-name="Source_20_Text"><text:span text:style-name="T1">docker rm -f &lt;имя&gt;</text:span></text:span><text:span text:style-name="T2">: Принудительно удаляет запущенный контейнер.</text:span></text:p>
            </text:list-item>
          </text:list>
        </text:list-item>
        <text:list-item>
          <text:p text:style-name="P8"><text:span text:style-name="Strong_20_Emphasis"><text:span text:style-name="Source_20_Text"><text:span text:style-name="T1">docker container prune</text:span></text:span></text:span><text:span text:style-name="T2"><text:line-break/>Удаляет все остановленные контейнеры. </text:span><text:span text:style-name="Strong_20_Emphasis"><text:span text:style-name="T3">Очень полезно для очистки.</text:span></text:span></text:p>
        </text:list-item>
      </text:list>
      <text:h text:style-name="P5" text:outline-level="3">3. Мониторинг и логи</text:h>
      <text:list text:style-name="L3">
        <text:list-item>
          <text:p text:style-name="P9"><text:span text:style-name="Strong_20_Emphasis"><text:span text:style-name="Source_20_Text"><text:span text:style-name="T1">docker logs &lt;имя_контейнера&gt;</text:span></text:span></text:span><text:span text:style-name="T2"><text:line-break/>Показывает логи (вывод) указанного контейнера.</text:span></text:p>
          <text:list>
            <text:list-item>
              <text:p text:style-name="P10"><text:span text:style-name="Source_20_Text"><text:span text:style-name="T1">-f</text:span></text:span><text:span text:style-name="T2">: Режим "слежения" (follow), выводит логи в реальном времени.</text:span></text:p>
            </text:list-item>
          </text:list>
        </text:list-item>
        <text:list-item>
          <text:p text:style-name="P10"><text:span text:style-name="Strong_20_Emphasis"><text:span text:style-name="Source_20_Text"><text:span text:style-name="T1">docker stats</text:span></text:span></text:span><text:span text:style-name="T2"><text:line-break/>Показывает live-статистику по использованию ресурсов (CPU, память, сеть) всеми контейнерами.</text:span></text:p>
        </text:list-item>
        <text:list-item>
          <text:p text:style-name="P10"><text:span text:style-name="Strong_20_Emphasis"><text:span text:style-name="Source_20_Text"><text:span text:style-name="T1">docker top &lt;имя_контейнера&gt;</text:span></text:span></text:span><text:span text:style-name="T2"><text:line-break/>Показывает процессы, запущенные внутри контейнера.</text:span></text:p>
        </text:list-item>
        <text:list-item>
          <text:p text:style-name="P10"><text:span text:style-name="Strong_20_Emphasis"><text:span text:style-name="Source_20_Text"><text:span text:style-name="T1">docker inspect &lt;имя_контейнера_или_образа&gt;</text:span></text:span></text:span><text:span text:style-name="T2"><text:line-break/>Показывает низкоуровневую информацию о контейнере или образе в формате JSON (IP-адрес, настройки сети, тома и т.д.).</text:span></text:p>
        </text:list-item>
      </text:list>
      <text:h text:style-name="P5" text:outline-level="3">4. Взаимодействие с запущенным контейнером</text:h>
      <text:list text:style-name="L4">
        <text:list-item>
          <text:p text:style-name="P11"><text:span text:style-name="Strong_20_Emphasis"><text:span text:style-name="Source_20_Text"><text:span text:style-name="T1">docker exec [опции] &lt;имя_контейнера&gt; &lt;команда&gt;</text:span></text:span></text:span><text:span text:style-name="T2"><text:line-break/>Выполняет команду внутри уже запущенного контейнера.</text:span></text:p>
          <text:list>
            <text:list-item>
              <text:p text:style-name="P12"><text:span text:style-name="Source_20_Text"><text:span text:style-name="T1">-it</text:span></text:span><text:span text:style-name="T2">: Интерактивный режим с терминалом.</text:span></text:p>
            </text:list-item>
            <text:list-item>
              <text:p text:style-name="P13">Примеры:</text:p>
              <text:list>
                <text:list-item>
                  <text:p text:style-name="P12"><text:span text:style-name="Source_20_Text"><text:span text:style-name="T1">docker exec -it my-nginx /bin/bash</text:span></text:span><text:span text:style-name="T2"> (открыть bash внутри запущенного контейнера </text:span><text:span text:style-name="Source_20_Text"><text:span text:style-name="T1">my-nginx</text:span></text:span><text:span text:style-name="T2">)</text:span></text:p>
                </text:list-item>
                <text:list-item>
                  <text:p text:style-name="P12"><text:span text:style-name="Source_20_Text"><text:span text:style-name="T1">docker exec my-nginx ls /app</text:span></text:span><text:span text:style-name="T2"> (выполнить команду </text:span><text:span text:style-name="Source_20_Text"><text:span text:style-name="T1">ls /app</text:span></text:span><text:span text:style-name="T2"> и показать результат)</text:span></text:p>
                </text:list-item>
              </text:list>
            </text:list-item>
          </text:list>
        </text:list-item>
      </text:list>
      <text:h text:style-name="P5" text:outline-level="3"><text:soft-page-break/>5. Управление томами (Volumes)</text:h>
      <text:p text:style-name="P2">Тома — это предпочтительный механизм для сохранения данных, генерируемых и используемых контейнерами.</text:p>
      <text:list text:style-name="L5">
        <text:list-item>
          <text:p text:style-name="P14"><text:span text:style-name="Strong_20_Emphasis"><text:span text:style-name="Source_20_Text"><text:span text:style-name="T1">docker volume ls</text:span></text:span></text:span><text:span text:style-name="T2"><text:line-break/>Показывает список всех томов.</text:span></text:p>
        </text:list-item>
        <text:list-item>
          <text:p text:style-name="P14"><text:span text:style-name="Strong_20_Emphasis"><text:span text:style-name="Source_20_Text"><text:span text:style-name="T1">docker volume create &lt;имя_тома&gt;</text:span></text:span></text:span><text:span text:style-name="T2"><text:line-break/>Создает новый том.</text:span></text:p>
        </text:list-item>
        <text:list-item>
          <text:p text:style-name="P14"><text:span text:style-name="Strong_20_Emphasis"><text:span text:style-name="Source_20_Text"><text:span text:style-name="T1">docker volume rm &lt;имя_тома&gt;</text:span></text:span></text:span><text:span text:style-name="T2"><text:line-break/>Удаляет том.</text:span></text:p>
        </text:list-item>
        <text:list-item>
          <text:p text:style-name="P14"><text:span text:style-name="Strong_20_Emphasis"><text:span text:style-name="Source_20_Text"><text:span text:style-name="T1">docker volume prune</text:span></text:span></text:span><text:span text:style-name="T2"><text:line-break/>Удаляет все неиспользуемые тома.</text:span></text:p>
        </text:list-item>
      </text:list>
      <text:h text:style-name="P5" text:outline-level="3">6. Управление сетями (Networks)</text:h>
      <text:list text:style-name="L6">
        <text:list-item>
          <text:p text:style-name="P15"><text:span text:style-name="Strong_20_Emphasis"><text:span text:style-name="Source_20_Text"><text:span text:style-name="T1">docker network ls</text:span></text:span></text:span><text:span text:style-name="T2"><text:line-break/>Показывает список всех сетей.</text:span></text:p>
        </text:list-item>
        <text:list-item>
          <text:p text:style-name="P15"><text:span text:style-name="Strong_20_Emphasis"><text:span text:style-name="Source_20_Text"><text:span text:style-name="T1">docker network create &lt;имя_сети&gt;</text:span></text:span></text:span><text:span text:style-name="T2"><text:line-break/>Создает новую сеть (например, для соединения нескольких контейнеров).</text:span></text:p>
        </text:list-item>
        <text:list-item>
          <text:p text:style-name="P15"><text:span text:style-name="Strong_20_Emphasis"><text:span text:style-name="Source_20_Text"><text:span text:style-name="T1">docker network inspect &lt;имя_сети&gt;</text:span></text:span></text:span><text:span text:style-name="T2"><text:line-break/>Показывает подробную информацию о сети, включая подключенные контейнеры.</text:span></text:p>
        </text:list-item>
      </text:list>
      <text:h text:style-name="P5" text:outline-level="3">Полезные комбинации для повседневной работы</text:h>
      <text:list text:style-name="L7">
        <text:list-item>
          <text:p text:style-name="P16"><text:span text:style-name="Strong_20_Emphasis"><text:span text:style-name="T3">Остановить и удалить все контейнеры:</text:span></text:span></text:p>
          <text:p text:style-name="P17">bash</text:p>
          <text:p text:style-name="P18">docker stop $(docker ps -aq) &amp;&amp; docker rm $(docker ps -aq)</text:p>
        </text:list-item>
        <text:list-item>
          <text:p text:style-name="P16"><text:span text:style-name="Strong_20_Emphasis"><text:span text:style-name="T3">Удалить все образы:</text:span></text:span></text:p>
          <text:p text:style-name="P19">bash</text:p>
          <text:p text:style-name="P18">docker rmi -f $(docker images -aq)</text:p>
        </text:list-item>
        <text:list-item>
          <text:p text:style-name="P16"><text:span text:style-name="Strong_20_Emphasis"><text:span text:style-name="T3">Очистить систему от всего неиспользуемого (контейнеры, образы, тома, сети):</text:span></text:span></text:p>
          <text:p text:style-name="P19">bash</text:p>
          <text:p text:style-name="P18">docker system prune -a --volumes</text:p>
          <text:p text:style-name="P20"><text:span text:style-name="Strong_20_Emphasis"><text:span text:style-name="T3">Внимание!</text:span></text:span><text:span text:style-name="T2"> Эта команда удалит ВСЕ остановленные контейнеры, все образы, не используемые хотя бы одним контейнером, и все тома. Используйте с осторожностью.</text:span></text:p>
        </text:list-item>
      </text:list>
      <text:p text:style-name="P21"><text:soft-page-break/><text:span text:style-name="T2">Это основа, которой достаточно для 95% повседневных задач с Docker. Для получения справки по любой команде используйте </text:span><text:span text:style-name="Source_20_Text"><text:span text:style-name="T1">docker &lt;команда&gt; --help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23:23:07.981988000</meta:creation-date>
    <dc:date>2025-09-19T23:23:15.978496000</dc:date>
    <meta:editing-duration>PT8S</meta:editing-duration>
    <meta:editing-cycles>1</meta:editing-cycles>
    <meta:document-statistic meta:table-count="0" meta:image-count="0" meta:object-count="0" meta:page-count="4" meta:paragraph-count="65" meta:word-count="595" meta:character-count="4262" meta:non-whitespace-character-count="3781"/>
    <meta:generator>LibreOffice/25.2.5.2$Windows_X86_64 LibreOffice_project/03d19516eb2e1dd5d4ccd751a0d6f35f35e08022</meta:generator>
  </office:meta>
</office:document-meta>
</file>